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cro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>
    <office:event-listeners>
      <script:event-listener script:language="ooo:script" script:event-name="office:save-done" xlink:href="vnd.sun.star.script:Standard.Macros.OnSave?language=Basic&amp;location=document" xlink:type="simple"/>
    </office:event-listeners>
  </office:scripts>
  <office:font-face-decls>
    <style:font-face style:name="Consolas" svg:font-family="Consolas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Courier New2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4.6764in"/>
    </style:style>
    <style:style style:name="co2" style:family="table-column">
      <style:table-column-properties fo:break-before="auto" style:column-width="5.3992in"/>
    </style:style>
    <style:style style:name="co3" style:family="table-column">
      <style:table-column-properties fo:break-before="auto" style:column-width="0.6799in"/>
    </style:style>
    <style:style style:name="co4" style:family="table-column">
      <style:table-column-properties fo:break-before="auto" style:column-width="4.3098in"/>
    </style:style>
    <style:style style:name="co5" style:family="table-column">
      <style:table-column-properties fo:break-before="auto" style:column-width="1.9728in"/>
    </style:style>
    <style:style style:name="co6" style:family="table-column">
      <style:table-column-properties fo:break-before="auto" style:column-width="1.5102in"/>
    </style:style>
    <style:style style:name="co7" style:family="table-column">
      <style:table-column-properties fo:break-before="auto" style:column-width="2.3366in"/>
    </style:style>
    <style:style style:name="co8" style:family="table-column">
      <style:table-column-properties fo:break-before="auto" style:column-width="1.3339in"/>
    </style:style>
    <style:style style:name="co9" style:family="table-column">
      <style:table-column-properties fo:break-before="auto" style:column-width="2.4252in"/>
    </style:style>
    <style:style style:name="co10" style:family="table-column">
      <style:table-column-properties fo:break-before="auto" style:column-width="0.872in"/>
    </style:style>
    <style:style style:name="co11" style:family="table-column">
      <style:table-column-properties fo:break-before="auto" style:column-width="0.7043in"/>
    </style:style>
    <style:style style:name="co12" style:family="table-column">
      <style:table-column-properties fo:break-before="auto" style:column-width="0.857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teps">
      <style:table-properties table:display="true" style:writing-mode="lr-tb"/>
    </style:style>
    <style:style style:name="ta3" style:family="table" style:master-page-name="PageStyle_5f_Statistics">
      <style:table-properties table:display="true" style:writing-mode="lr-tb"/>
    </style:style>
    <style:style style:name="ta4" style:family="table" style:master-page-name="PageStyle_5f_Entries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8" style:family="table-cell" style:parent-style-name="Default">
      <style:table-cell-properties style:rotation-align="none"/>
      <style:text-properties fo:color="#c9211e"/>
    </style:style>
    <style:style style:name="ce3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style:rotation-align="none"/>
    </style:style>
    <style:style style:name="ce9" style:family="table-cell" style:parent-style-name="Excel_20_Built-in_20_Hyperlink">
      <style:text-properties fo:language="en" fo:country="US" style:text-underline-mode="continuous" style:text-overline-mode="continuous" style:text-line-through-mode="continuous" style:font-name-asian="Segoe UI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rotation-align="none"/>
    </style:style>
    <style:style style:name="ce8" style:family="table-cell" style:parent-style-name="Excel_20_Built-in_20_Hyperlink">
      <style:text-properties fo:language="en" fo:country="US" style:text-underline-mode="continuous" style:text-overline-mode="continuous" style:text-line-through-mode="continuous" style:font-name-asian="Segoe UI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rotation-align="none"/>
      <style:text-properties fo:color="#c9211e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bold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ce4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Courier New2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9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bold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ce5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3" style:family="table-cell" style:parent-style-name="Default">
      <style:table-cell-properties fo:background-color="transparent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26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all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number-columns-repeated="1022" table:default-cell-style-name="Default"/>
        <table:table-row table:style-name="ro1">
          <table:table-cell table:style-name="ce6" office:value-type="string" calcext:value-type="string">
            <text:p>Step</text:p>
          </table:table-cell>
          <table:table-cell table:style-name="ce6" office:value-type="string" calcext:value-type="string">
            <text:p>Link</text:p>
          </table:table-cell>
          <table:table-cell table:style-name="ce6" office:value-type="string" calcext:value-type="string">
            <text:p>Status</text:p>
          </table:table-cell>
          <table:table-cell table:style-name="ce6" office:value-type="string" calcext:value-type="string">
            <text:p>Comment</text:p>
          </table:table-cell>
          <table:table-cell table:style-name="ce6" table:number-columns-repeated="1020"/>
        </table:table-row>
        <table:table-row table:style-name="ro1">
          <table:table-cell office:value-type="string" calcext:value-type="string">
            <text:p>Create new entry in "Demos\SillyPack\SillyPacks.xlsx"</text:p>
          </table:table-cell>
          <table:table-cell office:value-type="string" calcext:value-type="string">
            <text:p>..\..\SillyPack/SillyPacks.xlsx</text:p>
          </table:table-cell>
          <table:table-cell table:style-name="ce7" office:value-type="string" calcext:value-type="string">
            <text:p>DONE</text:p>
          </table:table-cell>
          <table:table-cell office:value-type="string" calcext:value-type="string">
            <text:p>2k23 W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name "SillyPack????.nfo" and clean its content</text:p>
          </table:table-cell>
          <table:table-cell office:value-type="string" calcext:value-type="string">
            <text:p>..\</text:p>
          </table:table-cell>
          <table:table-cell table:style-name="ce7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lete "SillyPack????.*" root folder entries</text:p>
          </table:table-cell>
          <table:table-cell/>
          <table:table-cell table:style-name="ce7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URL for "Downloads" section below </text:p>
          </table:table-cell>
          <table:table-cell/>
          <table:table-cell table:style-name="ce7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ownload URLs in /menu/README.txt</text:p>
          </table:table-cell>
          <table:table-cell office:value-type="string" calcext:value-type="string">
            <text:p>..\menu\README.txt</text:p>
          </table:table-cell>
          <table:table-cell table:style-name="ce7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eanup "Entries" sheet</text:p>
          </table:table-cell>
          <table:table-cell/>
          <table:table-cell table:style-name="ce7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dapt release name in "launch" folder configurations</text:p>
          </table:table-cell>
          <table:table-cell/>
          <table:table-cell table:style-name="ce7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folders</text:p>
          </table:table-cell>
          <table:table-cell/>
          <table:table-cell table:style-name="ce7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lines in "Make-Fixes.bat"</text:p>
          </table:table-cell>
          <table:table-cell office:value-type="string" calcext:value-type="string">
            <text:p>.\Make-Fixes.bat</text:p>
          </table:table-cell>
          <table:table-cell table:style-name="ce7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name site/SillyPack??? folder</text:p>
          </table:table-cell>
          <table:table-cell/>
          <table:table-cell table:style-name="ce7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files in the site/SillyPack??? folder</text:p>
          </table:table-cell>
          <table:table-cell/>
          <table:table-cell table:style-name="ce7" office:value-type="string" calcext:value-type="string">
            <text:p>DON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" office:value-type="string" calcext:value-type="string">
            <text:p>Download</text:p>
          </table:table-cell>
          <table:table-cell table:style-name="ce6" office:value-type="string" calcext:value-type="string">
            <text:p>URL</text:p>
          </table:table-cell>
          <table:table-cell table:style-name="ce6" office:value-type="string" calcext:value-type="string">
            <text:p>Stat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LLYVENTURE</text:p>
          </table:table-cell>
          <table:table-cell table:style-name="ce8" office:value-type="string" calcext:value-type="string">
            <text:p>https://sillyventure.eu/download/sv2k23we_pack.zip </text:p>
          </table:table-cell>
          <table:table-cell table:style-name="ce7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GWA</text:p>
          </table:table-cell>
          <table:table-cell table:style-name="Excel_20_Built-in_20_Hyperlink" office:value-type="string" calcext:value-type="string">
            <text:p><text:a xlink:href="http://ftp.pigwa.net/stuff/parties/prods/Silly_Venture,2023.12.7-10,Gdansk,Poland/" xlink:type="simple">http://ftp.pigwa.net/stuff/parties/prods/Silly_Venture,2023.12.7-10,Gdansk,Poland/</text:a></text:p>
          </table:table-cell>
          <table:table-cell table:style-name="ce7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ENE</text:p>
          </table:table-cell>
          <table:table-cell table:style-name="Default" office:value-type="string" calcext:value-type="string">
            <text:p><text:a xlink:href="https://files.scene.org/browse/parties/2023/sillyventure23winter/" xlink:type="simple">https://files.scene.org/browse/parties/2023/sillyventure23winter/</text:a></text:p>
          </table:table-cell>
          <table:table-cell table:style-name="ce7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CMC music for menu and save as menu\SillyMenu-CMC-Module.cmc</text:p>
          </table:table-cell>
          <table:table-cell/>
          <table:table-cell table:style-name="ce7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SillyPacks.xslx</text:p>
          </table:table-cell>
          <table:table-cell/>
          <table:table-cell table:style-name="ce7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and "bass" mode in menu\SillyMenu-CMC-Module.asmtxta</text:p>
          </table:table-cell>
          <table:table-cell office:value-type="string" calcext:value-type="string">
            <text:p>..\menu\SillyMenu-CMC-Module.asm</text:p>
          </table:table-cell>
          <table:table-cell table:style-name="ce7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menu\README.txt</text:p>
          </table:table-cell>
          <table:table-cell office:value-type="string" calcext:value-type="string">
            <text:p>..\menu\README.txt</text:p>
          </table:table-cell>
          <table:table-cell table:style-name="ce7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menu\SillyMenu-Texts.asm</text:p>
          </table:table-cell>
          <table:table-cell office:value-type="string" calcext:value-type="string">
            <text:p>SillyMenu-Texts.asm</text:p>
          </table:table-cell>
          <table:table-cell table:style-name="ce7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MPT music for Noter and save as menu\Noter-Music.mpt</text:p>
          </table:table-cell>
          <table:table-cell/>
          <table:table-cell table:style-name="ce7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menu\Noter-Music.txt</text:p>
          </table:table-cell>
          <table:table-cell office:value-type="string" calcext:value-type="string">
            <text:p>..\menu\Noter-Music.txt</text:p>
          </table:table-cell>
          <table:table-cell table:style-name="ce7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for Noter in menu\README.txt</text:p>
          </table:table-cell>
          <table:table-cell office:value-type="string" calcext:value-type="string">
            <text:p>..\menu\README.txt</text:p>
          </table:table-cell>
          <table:table-cell table:style-name="ce7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all entries in the "atr" folder</text:p>
          </table:table-cell>
          <table:table-cell office:value-type="string" calcext:value-type="string">
            <text:p>.\atr</text:p>
          </table:table-cell>
          <table:table-cell table:style-name="ce7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menu entries texts and colors</text:p>
          </table:table-cell>
          <table:table-cell/>
          <table:table-cell table:style-name="ce7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all entries on sheet "Entries"</text:p>
          </table:table-cell>
          <table:table-cell office:value-type="string" calcext:value-type="string">
            <text:p>.\Make-File-List.bat</text:p>
          </table:table-cell>
          <table:table-cell table:style-name="ce10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ate screen shots</text:p>
          </table:table-cell>
          <table:table-cell/>
          <table:table-cell table:style-name="ce7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view and update .nfo file</text:p>
          </table:table-cell>
          <table:table-cell/>
          <table:table-cell table:style-name="ce7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ate in productions.ods</text:p>
          </table:table-cell>
          <table:table-cell office:value-type="string" calcext:value-type="string">
            <text:p><text:a xlink:href="../../../../../../WWW/Sites/www.wudsn.com/productions/productions.ods" xlink:type="simple">C:\jac\system\WWW\Sites\www.wudsn.com\productions\productions.ods</text:a></text:p>
          </table:table-cell>
          <table:table-cell table:style-name="ce7" office:value-type="string" calcext:value-type="string">
            <text:p>TODO</text:p>
          </table:table-cell>
          <table:table-cell table:number-columns-repeated="1021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tries" table:style-name="ta4">
        <office:forms form:automatic-focus="false" form:apply-design-mode="false"/>
        <table:table-column table:style-name="co4" table:default-cell-style-name="ce46"/>
        <table:table-column table:style-name="co5" table:default-cell-style-name="ce46"/>
        <table:table-column table:style-name="co6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1" table:number-columns-repeated="1015" table:default-cell-style-name="ce46"/>
        <table:table-row table:style-name="ro1">
          <table:table-cell table:style-name="ce11" office:value-type="string" calcext:value-type="string">
            <text:p>PATH</text:p>
          </table:table-cell>
          <table:table-cell table:style-name="ce11" office:value-type="string" calcext:value-type="string">
            <text:p>LOAD</text:p>
          </table:table-cell>
          <table:table-cell table:style-name="ce11" office:value-type="string" calcext:value-type="string">
            <text:p>RESET</text:p>
          </table:table-cell>
          <table:table-cell table:style-name="ce11" office:value-type="string" calcext:value-type="string">
            <text:p>EXIT KEYS</text:p>
          </table:table-cell>
          <table:table-cell table:style-name="ce11" office:value-type="string" calcext:value-type="string">
            <text:p>Text</text:p>
          </table:table-cell>
          <table:table-cell table:style-name="ce11" office:value-type="string" calcext:value-type="string">
            <text:p>Sound</text:p>
          </table:table-cell>
          <table:table-cell table:style-name="ce11" office:value-type="string" calcext:value-type="string">
            <text:p>Type</text:p>
          </table:table-cell>
          <table:table-cell table:style-name="ce42" office:value-type="string" calcext:value-type="string">
            <text:p>TODO</text:p>
          </table:table-cell>
          <table:table-cell table:style-name="ce42" office:value-type="string" calcext:value-type="string">
            <text:p>Memory</text:p>
          </table:table-cell>
          <table:table-cell table:style-name="ce42" office:value-type="string" calcext:value-type="string">
            <text:p>Comment</text:p>
          </table:table-cell>
          <table:table-cell table:style-name="ce42" table:number-columns-repeated="1014"/>
        </table:table-row>
        <table:table-row table:style-name="ro1">
          <table:table-cell table:style-name="ce43" office:value-type="string" calcext:value-type="string">
            <text:p>BONUS:README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WARM (OK)</text:p>
          </table:table-cell>
          <table:table-cell table:style-name="ce50" office:value-type="string" calcext:value-type="string">
            <text:p>ESC, LEFT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Mono, 2nd POKEY supported</text:p>
          </table:table-cell>
          <table:table-cell table:style-name="ce47" table:formula="of:=MID([.A2];1;FIND(&quot;:&quot;;[.A2];4)-1)" office:value-type="string" office:string-value="BONUS" calcext:value-type="string">
            <text:p>BONUS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3"/>
          <table:table-cell table:number-columns-repeated="1014"/>
        </table:table-row>
        <table:table-row table:style-name="ro1">
          <table:table-cell table:style-name="ce43" office:value-type="string" calcext:value-type="string">
            <text:p>BONUS:SV23WELO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WARM (OK)</text:p>
          </table:table-cell>
          <table:table-cell table:style-name="ce47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n/a</text:p>
          </table:table-cell>
          <table:table-cell table:style-name="ce47" table:formula="of:=MID([.A3];1;FIND(&quot;:&quot;;[.A3];4)-1)" office:value-type="string" office:string-value="BONUS" calcext:value-type="string">
            <text:p>BONUS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ATASCII:BRITISHC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WARM (OK)</text:p>
          </table:table-cell>
          <table:table-cell table:style-name="ce50" office:value-type="string" calcext:value-type="string">
            <text:p>ANY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n/a</text:p>
          </table:table-cell>
          <table:table-cell table:style-name="ce47" table:formula="of:=MID([.A4];1;FIND(&quot;:&quot;;[.A4];4)-1)" office:value-type="string" office:string-value="ATASCII" calcext:value-type="string">
            <text:p>ATASCII</text:p>
          </table:table-cell>
          <table:table-cell table:style-name="ce47" office:value-type="string" calcext:value-type="string">
            <text:p>NO</text:p>
          </table:table-cell>
          <table:table-cell table:style-name="ce52" table:number-columns-repeated="2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ATASCII:INSPECT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WARM (OK)</text:p>
          </table:table-cell>
          <table:table-cell table:style-name="ce50" office:value-type="string" calcext:value-type="string">
            <text:p>ANY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n/a</text:p>
          </table:table-cell>
          <table:table-cell table:style-name="ce47" table:formula="of:=MID([.A5];1;FIND(&quot;:&quot;;[.A5];4)-1)" office:value-type="string" office:string-value="ATASCII" calcext:value-type="string">
            <text:p>ATASCII</text:p>
          </table:table-cell>
          <table:table-cell table:style-name="ce47" office:value-type="string" calcext:value-type="string">
            <text:p>NO</text:p>
          </table:table-cell>
          <table:table-cell table:style-name="ce53" table:number-columns-repeated="1016"/>
        </table:table-row>
        <table:table-row table:style-name="ro1">
          <table:table-cell table:style-name="ce43" office:value-type="string" calcext:value-type="string">
            <text:p>ATASCII:CAVENU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WARM (OK)</text:p>
          </table:table-cell>
          <table:table-cell table:style-name="ce50" office:value-type="string" calcext:value-type="string">
            <text:p>ANY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n/a</text:p>
          </table:table-cell>
          <table:table-cell table:style-name="ce47" table:formula="of:=MID([.A6];1;FIND(&quot;:&quot;;[.A6];4)-1)" office:value-type="string" office:string-value="ATASCII" calcext:value-type="string">
            <text:p>ATASCII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number-columns-repeated="1014"/>
        </table:table-row>
        <table:table-row table:style-name="ro1">
          <table:table-cell table:style-name="ce43" office:value-type="string" calcext:value-type="string">
            <text:p>ATASCII:CAVEQS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WARM (OK)</text:p>
          </table:table-cell>
          <table:table-cell table:style-name="ce50" office:value-type="string" calcext:value-type="string">
            <text:p>ANY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n/a</text:p>
          </table:table-cell>
          <table:table-cell table:style-name="ce47" table:formula="of:=MID([.A7];1;FIND(&quot;:&quot;;[.A7];4)-1)" office:value-type="string" office:string-value="ATASCII" calcext:value-type="string">
            <text:p>ATASCII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ATASCII:CAVETD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WARM (OK)</text:p>
          </table:table-cell>
          <table:table-cell table:style-name="ce50" office:value-type="string" calcext:value-type="string">
            <text:p>ANY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n/a</text:p>
          </table:table-cell>
          <table:table-cell table:style-name="ce47" table:formula="of:=MID([.A8];1;FIND(&quot;:&quot;;[.A8];4)-1)" office:value-type="string" office:string-value="ATASCII" calcext:value-type="string">
            <text:p>ATASCII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FX:LIFTOFF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9];1;FIND(&quot;:&quot;;[.A9];4)-1)" office:value-type="string" office:string-value="GFX" calcext:value-type="string">
            <text:p>GFX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FX:BKLAGOON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10];1;FIND(&quot;:&quot;;[.A10];4)-1)" office:value-type="string" office:string-value="GFX" calcext:value-type="string">
            <text:p>GFX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FX:CYBORGOP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11];1;FIND(&quot;:&quot;;[.A11];4)-1)" office:value-type="string" office:string-value="GFX" calcext:value-type="string">
            <text:p>GFX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FX:SHADE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12];1;FIND(&quot;:&quot;;[.A12];4)-1)" office:value-type="string" office:string-value="GFX" calcext:value-type="string">
            <text:p>GFX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MSX:URTIMATI</text:p>
          </table:table-cell>
          <table:table-cell table:style-name="ce47"/>
          <table:table-cell table:style-name="ce50" table:number-columns-repeated="3"/>
          <table:table-cell table:style-name="ce47" office:value-type="string" calcext:value-type="string">
            <text:p>Mono</text:p>
          </table:table-cell>
          <table:table-cell table:style-name="ce47" table:formula="of:=MID([.A13];1;FIND(&quot;:&quot;;[.A13];4)-1)" office:value-type="string" office:string-value="MSX" calcext:value-type="string">
            <text:p>MSX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MSX:KAMINRO</text:p>
          </table:table-cell>
          <table:table-cell table:style-name="ce47"/>
          <table:table-cell table:style-name="ce50" table:number-columns-repeated="3"/>
          <table:table-cell table:style-name="ce47" office:value-type="string" calcext:value-type="string">
            <text:p>Mono</text:p>
          </table:table-cell>
          <table:table-cell table:style-name="ce47" table:formula="of:=MID([.A14];1;FIND(&quot;:&quot;;[.A14];4)-1)" office:value-type="string" office:string-value="MSX" calcext:value-type="string">
            <text:p>MSX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MSX:CHICKENL</text:p>
          </table:table-cell>
          <table:table-cell table:style-name="ce47"/>
          <table:table-cell table:style-name="ce50" table:number-columns-repeated="3"/>
          <table:table-cell table:style-name="ce47" office:value-type="string" calcext:value-type="string">
            <text:p>Mono</text:p>
          </table:table-cell>
          <table:table-cell table:style-name="ce47" table:formula="of:=MID([.A15];1;FIND(&quot;:&quot;;[.A15];4)-1)" office:value-type="string" office:string-value="MSX" calcext:value-type="string">
            <text:p>MSX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AME256:MORSE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16];1;FIND(&quot;:&quot;;[.A16];4)-1)" office:value-type="string" office:string-value="GAME256" calcext:value-type="string">
            <text:p>GAME256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AME:PLANET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17];1;FIND(&quot;:&quot;;[.A17];4)-1)" office:value-type="string" office:string-value="GAME" calcext:value-type="string">
            <text:p>GAME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AME:PLANETAU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18];1;FIND(&quot;:&quot;;[.A18];4)-1)" office:value-type="string" office:string-value="GAME" calcext:value-type="string">
            <text:p>GAME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AME:MYJEWELS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19];1;FIND(&quot;:&quot;;[.A19];4)-1)" office:value-type="string" office:string-value="GAME" calcext:value-type="string">
            <text:p>GAME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AME:ZDENDADD</text:p>
          </table:table-cell>
          <table:table-cell table:style-name="Default" table:number-columns-repeated="5"/>
          <table:table-cell table:style-name="ce47" table:formula="of:=MID([.A20];1;FIND(&quot;:&quot;;[.A20];4)-1)" office:value-type="string" office:string-value="GAME" calcext:value-type="string">
            <text:p>GAME</text:p>
          </table:table-cell>
          <table:table-cell table:style-name="Default" table:number-columns-repeated="1017"/>
        </table:table-row>
        <table:table-row table:style-name="ro1">
          <table:table-cell table:style-name="ce43" office:value-type="string" calcext:value-type="string">
            <text:p>INTRO256:RETURNBS</text:p>
          </table:table-cell>
          <table:table-cell table:style-name="ce47"/>
          <table:table-cell table:style-name="ce50" table:number-columns-repeated="4"/>
          <table:table-cell table:style-name="ce47" table:formula="of:=MID([.A21];1;FIND(&quot;:&quot;;[.A21];4)-1)" office:value-type="string" office:string-value="INTRO256" calcext:value-type="string">
            <text:p>INTRO256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INTRO256:ZELAX30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22];1;FIND(&quot;:&quot;;[.A22];4)-1)" office:value-type="string" office:string-value="INTRO256" calcext:value-type="string">
            <text:p>INTRO256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INTRO256:SW256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23];1;FIND(&quot;:&quot;;[.A23];4)-1)" office:value-type="string" office:string-value="INTRO256" calcext:value-type="string">
            <text:p>INTRO256</text:p>
          </table:table-cell>
          <table:table-cell table:style-name="ce47" office:value-type="string" calcext:value-type="string">
            <text:p>YES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43" office:value-type="string" calcext:value-type="string">
            <text:p>INTRO256:SILLYBEE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24];1;FIND(&quot;:&quot;;[.A24];4)-1)" office:value-type="string" office:string-value="INTRO256" calcext:value-type="string">
            <text:p>INTRO256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INTRO16K:GALAXY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25];1;FIND(&quot;:&quot;;[.A25];4)-1)" office:value-type="string" office:string-value="INTRO16K" calcext:value-type="string">
            <text:p>INTRO16K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INTRO16K:BABYJAG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26];1;FIND(&quot;:&quot;;[.A26];4)-1)" office:value-type="string" office:string-value="INTRO16K" calcext:value-type="string">
            <text:p>INTRO16K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INTRO16K:WINTERBY</text:p>
          </table:table-cell>
          <table:table-cell table:style-name="ce47"/>
          <table:table-cell table:style-name="ce50" table:number-columns-repeated="4"/>
          <table:table-cell table:style-name="ce47" table:formula="of:=MID([.A27];1;FIND(&quot;:&quot;;[.A27];4)-1)" office:value-type="string" office:string-value="INTRO16K" calcext:value-type="string">
            <text:p>INTRO16K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INTRO16K:OFFSHOOT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28];1;FIND(&quot;:&quot;;[.A28];4)-1)" office:value-type="string" office:string-value="INTRO16K" calcext:value-type="string">
            <text:p>INTRO16K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DEMO:PARTTI23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29];1;FIND(&quot;:&quot;;[.A29];4)-1)" office:value-type="string" office:string-value="DEMO" calcext:value-type="string">
            <text:p>DEMO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DEMO:DANCENOW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30];1;FIND(&quot;:&quot;;[.A30];4)-1)" office:value-type="string" office:string-value="DEMO" calcext:value-type="string">
            <text:p>DEMO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DEMO:ZELAX30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31];1;FIND(&quot;:&quot;;[.A31];4)-1)" office:value-type="string" office:string-value="DEMO" calcext:value-type="string">
            <text:p>DEMO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DEMO:BEEPEMVI</text:p>
          </table:table-cell>
          <table:table-cell table:style-name="ce47" office:value-type="string" calcext:value-type="string">
            <text:p>OK (FIXED)</text:p>
          </table:table-cell>
          <table:table-cell table:style-name="ce47" office:value-type="string" calcext:value-type="string">
            <text:p>COLD (FIXED)</text:p>
          </table:table-cell>
          <table:table-cell table:style-name="ce47" office:value-type="string" calcext:value-type="string">
            <text:p>RESET</text:p>
          </table:table-cell>
          <table:table-cell table:style-name="ce47"/>
          <table:table-cell table:style-name="ce47" office:value-type="string" calcext:value-type="string">
            <text:p>Mono</text:p>
          </table:table-cell>
          <table:table-cell table:style-name="ce47" table:formula="of:=MID([.A32];1;FIND(&quot;:&quot;;[.A32];4)-1)" office:value-type="string" office:string-value="DEMO" calcext:value-type="string">
            <text:p>DEMO</text:p>
          </table:table-cell>
          <table:table-cell table:style-name="ce47" office:value-type="string" calcext:value-type="string">
            <text:p>YES</text:p>
          </table:table-cell>
          <table:table-cell table:style-name="Default" table:number-columns-repeated="1016"/>
        </table:table-row>
        <table:table-row table:style-name="ro1">
          <table:table-cell table:style-name="ce43" office:value-type="string" calcext:value-type="string">
            <text:p>DEMO:BONUS</text:p>
          </table:table-cell>
          <table:table-cell table:style-name="ce47" office:value-type="string" calcext:value-type="string">
            <text:p>OK (FIXED)</text:p>
          </table:table-cell>
          <table:table-cell table:style-name="ce47" office:value-type="string" calcext:value-type="string">
            <text:p>COLD (FIXED)</text:p>
          </table:table-cell>
          <table:table-cell table:style-name="ce47" office:value-type="string" calcext:value-type="string">
            <text:p>RESET</text:p>
          </table:table-cell>
          <table:table-cell table:style-name="ce47"/>
          <table:table-cell table:style-name="ce47" office:value-type="string" calcext:value-type="string">
            <text:p>Mono</text:p>
          </table:table-cell>
          <table:table-cell table:style-name="ce47" table:formula="of:=MID([.A33];1;FIND(&quot;:&quot;;[.A33];4)-1)" office:value-type="string" office:string-value="DEMO" calcext:value-type="string">
            <text:p>DEMO</text:p>
          </table:table-cell>
          <table:table-cell table:style-name="ce47" office:value-type="string" calcext:value-type="string">
            <text:p>YES</text:p>
          </table:table-cell>
          <table:table-cell table:style-name="Default" table:number-columns-repeated="1016"/>
        </table:table-row>
        <table:table-row table:style-name="ro1">
          <table:table-cell table:style-name="ce43" office:value-type="string" calcext:value-type="string">
            <text:p>WILD:SAPRTOOL</text:p>
          </table:table-cell>
          <table:table-cell table:number-columns-repeated="2" table:style-name="ce47" office:value-type="string" calcext:value-type="string">
            <text:p>OK</text:p>
          </table:table-cell>
          <table:table-cell table:style-name="ce47" office:value-type="string" calcext:value-type="string">
            <text:p>LEFT, RESET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34];1;FIND(&quot;:&quot;;[.A34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Default"/>
          <table:table-cell table:style-name="ce54" office:value-type="string" calcext:value-type="string">
            <text:p>https://github.com/ivop/saprtools/issues/3</text:p>
          </table:table-cell>
          <table:table-cell table:style-name="Default" table:number-columns-repeated="1014"/>
        </table:table-row>
        <table:table-row table:style-name="ro1">
          <table:table-cell table:style-name="ce43" office:value-type="string" calcext:value-type="string">
            <text:p>WILD:SAPR01</text:p>
          </table:table-cell>
          <table:table-cell table:number-columns-repeated="2" table:style-name="ce47" office:value-type="string" calcext:value-type="string">
            <text:p>OK</text:p>
          </table:table-cell>
          <table:table-cell table:style-name="ce50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Stereo, 2nd POKEY required</text:p>
          </table:table-cell>
          <table:table-cell table:style-name="ce47" table:formula="of:=MID([.A35];1;FIND(&quot;:&quot;;[.A35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Default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WILD:SAPR02</text:p>
          </table:table-cell>
          <table:table-cell table:number-columns-repeated="2" table:style-name="ce47" office:value-type="string" calcext:value-type="string">
            <text:p>OK</text:p>
          </table:table-cell>
          <table:table-cell table:style-name="ce50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Stereo, 2nd POKEY required</text:p>
          </table:table-cell>
          <table:table-cell table:style-name="ce47" table:formula="of:=MID([.A36];1;FIND(&quot;:&quot;;[.A36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WILD:SAPR03</text:p>
          </table:table-cell>
          <table:table-cell table:number-columns-repeated="2" table:style-name="ce47" office:value-type="string" calcext:value-type="string">
            <text:p>OK</text:p>
          </table:table-cell>
          <table:table-cell table:style-name="ce50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37];1;FIND(&quot;:&quot;;[.A37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WILD:SAPR04</text:p>
          </table:table-cell>
          <table:table-cell table:number-columns-repeated="2" table:style-name="ce47" office:value-type="string" calcext:value-type="string">
            <text:p>NOT OK</text:p>
          </table:table-cell>
          <table:table-cell table:style-name="ce50" table:number-columns-repeated="2"/>
          <table:table-cell table:style-name="ce47" office:value-type="string" calcext:value-type="string">
            <text:p>Mono</text:p>
          </table:table-cell>
          <table:table-cell table:style-name="ce47" table:formula="of:=MID([.A38];1;FIND(&quot;:&quot;;[.A38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WILD:SAPR05</text:p>
          </table:table-cell>
          <table:table-cell table:number-columns-repeated="2" table:style-name="ce47" office:value-type="string" calcext:value-type="string">
            <text:p>NOT OK</text:p>
          </table:table-cell>
          <table:table-cell table:style-name="ce47"/>
          <table:table-cell table:style-name="ce50"/>
          <table:table-cell table:style-name="ce47" office:value-type="string" calcext:value-type="string">
            <text:p>Mono</text:p>
          </table:table-cell>
          <table:table-cell table:style-name="ce47" table:formula="of:=MID([.A39];1;FIND(&quot;:&quot;;[.A39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WILD:SAPR06</text:p>
          </table:table-cell>
          <table:table-cell table:number-columns-repeated="2" table:style-name="ce47" office:value-type="string" calcext:value-type="string">
            <text:p>NOT OK</text:p>
          </table:table-cell>
          <table:table-cell table:style-name="ce47"/>
          <table:table-cell table:style-name="ce50"/>
          <table:table-cell table:style-name="ce47" office:value-type="string" calcext:value-type="string">
            <text:p>Mono</text:p>
          </table:table-cell>
          <table:table-cell table:style-name="ce47" table:formula="of:=MID([.A40];1;FIND(&quot;:&quot;;[.A40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43" office:value-type="string" calcext:value-type="string">
            <text:p>WILD:SAPR07</text:p>
          </table:table-cell>
          <table:table-cell table:style-name="ce47"/>
          <table:table-cell table:style-name="ce50"/>
          <table:table-cell table:style-name="ce47"/>
          <table:table-cell table:style-name="ce50"/>
          <table:table-cell table:style-name="ce50" office:value-type="string" calcext:value-type="string">
            <text:p>Stereo, 2nd POKEY required</text:p>
          </table:table-cell>
          <table:table-cell table:style-name="ce47" table:formula="of:=MID([.A41];1;FIND(&quot;:&quot;;[.A41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WILD:SAPR08</text:p>
          </table:table-cell>
          <table:table-cell table:style-name="ce47"/>
          <table:table-cell table:style-name="ce50"/>
          <table:table-cell table:style-name="ce47"/>
          <table:table-cell table:style-name="ce50"/>
          <table:table-cell table:style-name="ce47" office:value-type="string" calcext:value-type="string">
            <text:p>Mono</text:p>
          </table:table-cell>
          <table:table-cell table:style-name="ce47" table:formula="of:=MID([.A42];1;FIND(&quot;:&quot;;[.A42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48"/>
          <table:table-cell table:number-columns-repeated="1014"/>
        </table:table-row>
        <table:table-row table:style-name="ro1">
          <table:table-cell table:style-name="ce43" office:value-type="string" calcext:value-type="string">
            <text:p>WILD:SAPR09</text:p>
          </table:table-cell>
          <table:table-cell table:style-name="ce47"/>
          <table:table-cell table:style-name="ce50"/>
          <table:table-cell table:style-name="ce47"/>
          <table:table-cell table:style-name="ce50"/>
          <table:table-cell table:style-name="ce50" office:value-type="string" calcext:value-type="string">
            <text:p>Stereo, 2nd POKEY required</text:p>
          </table:table-cell>
          <table:table-cell table:style-name="ce47" table:formula="of:=MID([.A43];1;FIND(&quot;:&quot;;[.A43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WILD:SAPR10</text:p>
          </table:table-cell>
          <table:table-cell table:style-name="ce48"/>
          <table:table-cell table:style-name="ce51" table:number-columns-repeated="3"/>
          <table:table-cell table:style-name="ce50" office:value-type="string" calcext:value-type="string">
            <text:p>Stereo, 2nd POKEY required</text:p>
          </table:table-cell>
          <table:table-cell table:style-name="ce47" table:formula="of:=MID([.A44];1;FIND(&quot;:&quot;;[.A44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5" table:number-columns-repeated="3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WILD:SAPR11</text:p>
          </table:table-cell>
          <table:table-cell table:style-name="ce47"/>
          <table:table-cell table:style-name="ce50"/>
          <table:table-cell table:style-name="ce47"/>
          <table:table-cell table:style-name="ce50"/>
          <table:table-cell table:style-name="ce50" office:value-type="string" calcext:value-type="string">
            <text:p>Stereo, 2nd POKEY required</text:p>
          </table:table-cell>
          <table:table-cell table:style-name="ce47" table:formula="of:=MID([.A45];1;FIND(&quot;:&quot;;[.A45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WILD:SAPR12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46];1;FIND(&quot;:&quot;;[.A46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WILD:SAPR13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47];1;FIND(&quot;:&quot;;[.A47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5" table:number-columns-repeated="3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WILD:SAPR14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48];1;FIND(&quot;:&quot;;[.A48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5" table:number-columns-repeated="3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WILD:SAPR15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49];1;FIND(&quot;:&quot;;[.A49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WILD:SAPR16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50];1;FIND(&quot;:&quot;;[.A50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WILD:SAPR17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51];1;FIND(&quot;:&quot;;[.A51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WILD:SAPR18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52];1;FIND(&quot;:&quot;;[.A52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5" table:number-columns-repeated="2"/>
          <table:table-cell table:number-columns-repeated="1022"/>
        </table:table-row>
        <table:table-row table:style-name="ro1">
          <table:table-cell table:style-name="ce6" office:value-type="string" calcext:value-type="string">
            <text:p>Steps Required</text:p>
          </table:table-cell>
          <table:table-cell table:style-name="ce45" table:formula="of:=ROWS(STEPS)*COLUMNS(STEPS)"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eps Not done</text:p>
          </table:table-cell>
          <table:table-cell table:style-name="ce45" table:formula="of:=COUNTIF(STEPS;&quot;&quot;)" office:value-type="float" office:value="175" calcext:value-type="float">
            <text:p>175</text:p>
          </table:table-cell>
          <table:table-cell table:style-name="ce7"/>
          <table:table-cell table:number-columns-repeated="4"/>
          <table:table-cell table:style-name="ce7"/>
          <table:table-cell table:number-columns-repeated="1016"/>
        </table:table-row>
        <table:table-row table:style-name="ro1">
          <table:table-cell table:style-name="ce6" office:value-type="string" calcext:value-type="string">
            <text:p>Steps Not OK</text:p>
          </table:table-cell>
          <table:table-cell table:style-name="ce45" table:formula="of:=COUNTIF(STEPS;&quot;NOT OK&quot;)+COUNTIF(STEPS;&quot;NOT OK (Hangs)&quot;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eps Done</text:p>
          </table:table-cell>
          <table:table-cell table:style-name="ce49" table:formula="of:=1-[.B55]/[.B54]" office:value-type="percentage" office:value="0.313725490196078" calcext:value-type="percentage">
            <text:p>31%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Entries Available</text:p>
          </table:table-cell>
          <table:table-cell table:style-name="ce45" table:formula="of:=ROWS(STEPS)" office:value-type="float" office:value="51" calcext:value-type="float">
            <text:p>51</text:p>
          </table:table-cell>
          <table:table-cell office:value-type="string" calcext:value-type="string">
            <text:p>With README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Entries DONE</text:p>
          </table:table-cell>
          <table:table-cell table:style-name="ce45" table:formula="of:=COUNTIF([.H1:.H52];&quot;NO&quot;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Entries TODO</text:p>
          </table:table-cell>
          <table:table-cell table:style-name="ce45" table:formula="of:=COUNTIF([.H2:.H53];&quot;YES&quot;)" office:value-type="float" office:value="43" calcext:value-type="float">
            <text:p>43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6" office:value-type="string" calcext:value-type="string">
            <text:p>Entries Done</text:p>
          </table:table-cell>
          <table:table-cell table:style-name="ce49" table:formula="of:=1-[.B60]/[.B58]" office:value-type="percentage" office:value="0.156862745098039" calcext:value-type="percentage">
            <text:p>16%</text:p>
          </table:table-cell>
          <table:table-cell table:number-columns-repeated="1022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Overall.$A$1" table:cell-range-address="$Entries.$A$1:.$G$52"/>
        </table:named-expressions>
      </table:table>
      <table:table table:name="Statistics" table:style-name="ta3">
        <table:table-column table:style-name="co3" table:number-columns-repeated="64" table:default-cell-style-name="Default"/>
        <table:table-row table:style-name="ro1"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Number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Bonuses</text:p>
          </table:table-cell>
          <table:table-cell table:style-name="ce7" table:formula="of:=COUNTIF([$Entries.G$1:$Entries.G$1048576];&quot;BONUS&quot;)-1"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Songs</text:p>
          </table:table-cell>
          <table:table-cell table:style-name="ce7" table:formula="of:=COUNTIF([$Entries.G$1:$Entries.G$1048576];&quot;MSX&quot;)"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Graphics</text:p>
          </table:table-cell>
          <table:table-cell table:style-name="ce7" table:formula="of:=COUNTIF([$Entries.G$1:$Entries.G$1048576];&quot;GFX&quot;)"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Intros</text:p>
          </table:table-cell>
          <table:table-cell table:style-name="ce7" table:formula="of:=COUNTIF([$Entries.G$1:$Entries.G$1048576];&quot;INTRO256&quot;)+COUNTIF([$Entries.G$1:$Entries.G$1048576];&quot;INTRO16K&quot;)" office:value-type="float" office:value="8" calcext:value-type="float">
            <text:p>8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Demos</text:p>
          </table:table-cell>
          <table:table-cell table:style-name="ce7" table:formula="of:=COUNTIF([$Entries.G$1:$Entries.G$1048576];&quot;DEMO&quot;)+COUNTIF([$Entries.G$1:$Entries.G$1048576];&quot;DEMOVBXE&quot;)" office:value-type="float" office:value="5" calcext:value-type="float">
            <text:p>5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Games</text:p>
          </table:table-cell>
          <table:table-cell table:style-name="ce7" table:formula="of:=COUNTIF([$Entries.G$1:$Entries.G$1048576];&quot;GAME&quot;)+COUNTIF([$Entries.G$1:$Entries.G$1048576];&quot;GAME256&quot;)" office:value-type="float" office:value="5" calcext:value-type="float">
            <text:p>5</text:p>
          </table:table-cell>
          <table:table-cell/>
          <table:table-cell table:style-name="ce26"/>
          <table:table-cell table:number-columns-repeated="60"/>
        </table:table-row>
        <table:table-row table:style-name="ro1">
          <table:table-cell table:style-name="ce7" office:value-type="string" calcext:value-type="string">
            <text:p>Wilds</text:p>
          </table:table-cell>
          <table:table-cell table:style-name="ce7" table:formula="of:=COUNTIF([$Entries.G$1:$Entries.G$1048576];&quot;WILD&quot;)" office:value-type="float" office:value="19" calcext:value-type="float">
            <text:p>19</text:p>
          </table:table-cell>
          <table:table-cell table:number-columns-repeated="62"/>
        </table:table-row>
        <table:table-row table:style-name="ro1">
          <table:table-cell table:style-name="ce7" office:value-type="string" calcext:value-type="string">
            <text:p>Total</text:p>
          </table:table-cell>
          <table:table-cell table:style-name="ce7" table:formula="of:=SUM([.B2:.B8])" office:value-type="float" office:value="45" calcext:value-type="float">
            <text:p>45</text:p>
          </table:table-cell>
          <table:table-cell table:number-columns-repeated="62"/>
        </table:table-row>
        <table:table-row table:style-name="ro1" table:number-rows-repeated="104856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range table:name="STEPS" table:base-cell-address="$Overall.$A$1" table:cell-range-address="$Entries.$B$2:.$F$52"/>
      </table:named-expressions>
      <table:database-ranges>
        <table:database-range table:name="__Anonymous_Sheet_DB__1" table:target-range-address="Entries.A1:Entries.G52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Courier New2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16.5354in" fo:page-height="11.6929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6">00/00/0000</text:date>, <text:time style:data-style-name="N2" text:time-value="21:22:30.8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eps" style:display-name="PageStyle_Step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tatistics" style:display-name="PageStyle_Statistic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ntries" style:display-name="PageStyle_Entrie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12-27T11:26:04</meta:creation-date>
    <meta:initial-creator>Dell, Peter</meta:initial-creator>
    <dc:language>de-DE</dc:language>
    <dc:date>2024-09-16T21:23:02.526000000</dc:date>
    <meta:editing-cycles>783</meta:editing-cycles>
    <meta:editing-duration>P13DT3H41M45S</meta:editing-duration>
    <meta:generator>LibreOffice/7.1.5.2$Windows_x86 LibreOffice_project/85f04e9f809797b8199d13c421bd8a2b025d52b5</meta:generator>
    <meta:document-statistic meta:table-count="3" meta:cell-count="357" meta:object-count="0"/>
    <meta:user-defined meta:name="AppVersion">15.0000</meta:user-defined>
    <meta:user-defined meta:name="Company">SAP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 script:moduleType="normal">Option Explicit

Sub OnSave

   
    Dim oDoc As Object
	Dim sDocumentPath as string
	Dim sFilesPath as String

	oDoc = ThisComponent
	sDocumentPath = replace( oDoc.getURL(), "SillyMenu-Steps.ods", "")
	sFilesPath = sDocumentPath + "SillyMenu-Entries-Files.txt"
	
	Dim oSheet as Object
	Dim oRange as Object

    oSheet = oDoc.Sheets(1)

    Dim iNumber As Integer
    iNumber = Freefile
    On Error Goto ErrorHandler
    Open sFilesPath For Output As #iNumber

    Dim iRow as integer
    iRow = 1
    Do
      Dim oCell as Object
      oCell = oSheet.getCellByPosition(0,iRow)
      Dim value as string
      value = Trim( oCell.String )
      if value = "" then exit do
 
      print #iNumber, ;value 
  
      iRow = iRow +1
      
      Dim sFileBasePath as String
      sFileBasePath = sDocumentPath + "../atr/files/" + replace( value, ":", "/")
      Dim iOffset as integer
      Dim sFileFolderPath as String
      iOffset = len(sFileBasePath)
      While(iOffset&gt;0 and  mid(sFileBasePath,iOffset,1) &lt;&gt; "/")
          iOffset = iOffset -1
      Wend
      sFileFolderPath = mid(sFileBasePath,1,iOffset)

      if not FileExists(sFileBasePath+".xex") then
        oCell.CellBackColor = RGB(255,0,0)
      else
        oCell.CellBackColor = -1    
      endif

      if not FileExists(sFileBasePath+".txt") then
        Dim sTemplateFilePath
        sTemplateFilePath = sFileFolderPath+"TEMPLATE.txt"
        if not FileExists(sTemplateFilePath) Then
            MsgBox "Error: Template file " + sTemplateFilePath + " is missing. Create it first", 16
            Exit Sub
        Endif
        FileCopy(sTemplateFilePath, sFileBasePath+".txt")
      endif
 
      Dim oldName as String
      Dim newName as String
      oldName = dir(sFileFolderPath)
      While (oldName &lt;&gt; "")
        iOffset =  InStr(oldName, ".")
        If iOffset &gt; 0 then
          newName = UCASE(mid(oldName,1,iOffset-1))+LCASE(mid(oldName,iOffset))
        Else
          newName = oldName
        Endif
        If (newName &lt;&gt; oldName) Then
          name sFileFolderPath+oldName as  sFileFolderPath+oldName+".tmp"
          name sFileFolderPath+oldName+".tmp" as sFileFolderPath+newName
        Endif
        oldName = Dir()
      Wend
     
     rem Name oldName as newName
     
    Loop
    
    Close #iNumber

    Exit sub
 
ErrorHandler:
    MsgBox "Error " &amp; Err &amp; ": " &amp; Error$ + chr(13) + "at line : " + Erl + chr(13) + " an error occurred for entry in row "+iRow, 16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